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Preformatted_20_Text" style:master-page-name="HTML">
      <style:paragraph-properties style:page-number="auto"/>
    </style:style>
    <style:style style:name="P2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 loext:resolved="false"><dc:date>2024-09-25T15:18:38.160094881</dc:date><text:p>HTML: &lt;meta name="created" content="00:00:00"&gt;</text:p></office:annotation><office:annotation loext:resolved="false"><dc:date>2024-09-25T15:18:38.160101996</dc:date><text:p>HTML: &lt;meta name="changed" content="00:00:00"&gt;</text:p></office:annotation>das isch e test</text:p>
      <text:p text:style-name="P2">ääöööüüüüèèéàà/&amp;/&amp;/&amp;/"/)*&amp;//&amp;)*/ç/ç/)/ç&amp;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1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de" fo:country="DE" style:font-name-asian="Noto Sans1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Noto Sans" fo:font-family="'Noto San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monospace" fo:font-size="10pt" style:font-name-asian="Liberation Mono" style:font-family-asian="'Liberation Mono', monospace" style:font-size-asian="10pt" style:font-name-complex="Liberation Mono" style:font-family-complex="'Liberation Mono', monospace" style:font-size-complex="10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2" meta:word-count="5" meta:character-count="56" meta:non-whitespace-character-count="53"/>
    <meta:generator>LibreOffice/7.6.7.2$Linux_X86_64 LibreOffice_project/60$Build-2</meta:generator>
  </office:meta>
</office:document-meta>
</file>